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style:font-style-asian="italic" style:font-style-complex="italic"/>
    </style:style>
    <style:style style:name="P2" style:family="paragraph" style:parent-style-name="Preformatted_20_Text">
      <style:text-properties fo:font-style="italic" officeooo:paragraph-rsid="001a35a8" style:font-style-asian="italic" style:font-style-complex="italic"/>
    </style:style>
    <style:style style:name="P3" style:family="paragraph" style:parent-style-name="Preformatted_20_Text">
      <style:text-properties fo:font-style="italic" fo:font-weight="normal" officeooo:rsid="002494e1" officeooo:paragraph-rsid="001a35a8" style:font-style-asian="italic" style:font-weight-asian="normal" style:font-style-complex="italic" style:font-weight-complex="normal"/>
    </style:style>
    <style:style style:name="P4" style:family="paragraph" style:parent-style-name="Preformatted_20_Text">
      <style:text-properties fo:font-weight="bold" style:font-weight-asian="bold" style:font-weight-complex="bold"/>
    </style:style>
    <style:style style:name="P5" style:family="paragraph" style:parent-style-name="Preformatted_20_Text">
      <style:text-properties fo:font-weight="bold" officeooo:paragraph-rsid="001a35a8" style:font-weight-asian="bold" style:font-weight-complex="bold"/>
    </style:style>
    <style:style style:name="P6" style:family="paragraph" style:parent-style-name="Preformatted_20_Text">
      <style:text-properties officeooo:paragraph-rsid="0013fddb"/>
    </style:style>
    <style:style style:name="P7" style:family="paragraph" style:parent-style-name="Preformatted_20_Text">
      <style:text-properties officeooo:paragraph-rsid="0018c80e"/>
    </style:style>
    <style:style style:name="P8" style:family="paragraph" style:parent-style-name="Preformatted_20_Text">
      <style:text-properties officeooo:paragraph-rsid="001a35a8"/>
    </style:style>
    <style:style style:name="P9" style:family="paragraph" style:parent-style-name="Preformatted_20_Text">
      <style:paragraph-properties fo:break-before="page"/>
    </style:style>
    <style:style style:name="P10" style:family="paragraph" style:parent-style-name="Preformatted_20_Text">
      <style:text-properties officeooo:paragraph-rsid="001e43e7"/>
    </style:style>
    <style:style style:name="T1" style:family="text">
      <style:text-properties officeooo:rsid="000921f8"/>
    </style:style>
    <style:style style:name="T2" style:family="text">
      <style:text-properties officeooo:rsid="0016b682"/>
    </style:style>
    <style:style style:name="T3" style:family="text">
      <style:text-properties officeooo:rsid="00185223"/>
    </style:style>
    <style:style style:name="T4" style:family="text">
      <style:text-properties fo:font-weight="normal" officeooo:rsid="002494e1" style:font-weight-asian="normal" style:font-weight-complex="normal"/>
    </style:style>
    <style:style style:name="T5" style:family="text">
      <style:text-properties fo:font-weight="normal" officeooo:rsid="0027fe61" style:font-weight-asian="normal" style:font-weight-complex="normal"/>
    </style:style>
    <style:style style:name="T6" style:family="text">
      <style:text-properties fo:font-weight="normal" officeooo:rsid="001cc013" style:font-weight-asian="normal" style:font-weight-complex="normal"/>
    </style:style>
    <style:style style:name="T7" style:family="text">
      <style:text-properties officeooo:rsid="002049c7"/>
    </style:style>
    <style:style style:name="T8" style:family="text">
      <style:text-properties officeooo:rsid="001e72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---------------</text:p>
      <text:p text:style-name="P2"/>
      <text:p text:style-name="P2"><text:span text:style-name="T4"><text:s text:c="2"/>This documentation and its accompanying audio file by </text:span><text:a xlink:type="simple" xlink:href="http://www.mzuther.de/" text:style-name="Internet_20_link" text:visited-style-name="Visited_20_Internet_20_Link"><text:span text:style-name="T4">Martin Zuther</text:span></text:a><text:span text:style-name="T4"> </text:span><text:span text:style-name="T6">are</text:span></text:p>
      <text:p text:style-name="P2"><text:span text:style-name="T4"><text:s text:c="2"/>licensed under a </text:span><text:a xlink:type="simple" xlink:href="http://creativecommons.org/licenses/by-sa/4.0/" text:style-name="Internet_20_link" text:visited-style-name="Visited_20_Internet_20_Link"><text:span text:style-name="T4">Creative Commons Attribution-ShareAlike 4.0</text:span></text:a><text:span text:style-name="T5"> International</text:span></text:p>
      <text:p text:style-name="P3"><text:s text:c="2"/>License.</text:p>
      <text:p text:style-name="P2"/>
      <text:p text:style-name="P2">------------------------------------------------------------------------------</text:p>
      <text:p text:style-name="P2"/>
      <text:p text:style-name="P8"/>
      <text:p text:style-name="P5">FLAC-compressed wave file (44.1 kHz, 24 bit, stereo)</text:p>
      <text:p text:style-name="P4">====================================================</text:p>
      <text:p text:style-name="Preformatted_20_Text">Please verify correctness of peak meter and maximum peak meter programmatically. <text:s/>In “ITU-R BS.1770” mode, make sure that <text:span text:style-name="T3">measured</text:span> levels equal the <text:span text:style-name="T2">left </text:span>channel's level.</text:p>
      <text:p text:style-name="Preformatted_20_Text"/>
      <text:p text:style-name="Preformatted_20_Text">Given levels describe the left channel. <text:s/>The left channel is delayed by one second, while the right channel's level has been attenuated by 1.93 dB.</text:p>
      <text:p text:style-name="Preformatted_20_Text"/>
      <text:p text:style-name="Preformatted_20_Text">00:00.000 - 00:02.000 <text:s/>silence</text:p>
      <text:p text:style-name="Preformatted_20_Text">00:02.000 - 00:07.000 <text:s/>square wave ( <text:s/>20 Hz, -41.0 dB FS peak)</text:p>
      <text:p text:style-name="Preformatted_20_Text"/>
      <text:p text:style-name="Preformatted_20_Text"><text:s text:c="23"/>[left <text:s/>peak meter should read -21.00 dB (K-20)]</text:p>
      <text:p text:style-name="Preformatted_20_Text"><text:s text:c="23"/>[right peak meter should read -22.93 dB (K-20)]</text:p>
      <text:p text:style-name="Preformatted_20_Text"/>
      <text:p text:style-name="Preformatted_20_Text"><text:s text:c="23"/>[left <text:s/>maximum peak should read -21.00 dB (K-20)]</text:p>
      <text:p text:style-name="Preformatted_20_Text"><text:s text:c="23"/>[right maximum peak should read -22.93 dB (K-20)]</text:p>
      <text:p text:style-name="Preformatted_20_Text"/>
      <text:p text:style-name="Preformatted_20_Text">00:07.000 - 00:09.000 <text:s/>silence</text:p>
      <text:p text:style-name="Preformatted_20_Text">00:09.000 - 00:14.000 <text:s/>square wave ( 180 Hz, -29.0 dB FS peak)</text:p>
      <text:p text:style-name="Preformatted_20_Text"/>
      <text:p text:style-name="Preformatted_20_Text"><text:s text:c="23"/>[left <text:s/>peak meter should read <text:s/>-9.00 dB (K-20)]</text:p>
      <text:p text:style-name="Preformatted_20_Text"><text:s text:c="23"/>[right peak meter should read -10.93 dB (K-20)]</text:p>
      <text:p text:style-name="Preformatted_20_Text"/>
      <text:p text:style-name="Preformatted_20_Text"><text:s text:c="23"/>[left <text:s/>maximum peak should read <text:s/>-9.00 dB (K-20)]</text:p>
      <text:p text:style-name="Preformatted_20_Text"><text:s text:c="23"/>[right maximum peak should read -10.93 dB (K-20)]</text:p>
      <text:p text:style-name="Preformatted_20_Text"/>
      <text:p text:style-name="Preformatted_20_Text">00:14.000 - 00:16.000 <text:s/>silence</text:p>
      <text:p text:style-name="Preformatted_20_Text">00:16.000 - 00:21.000 <text:s/>square wave ( 530 Hz, -17.5 dB FS peak)</text:p>
      <text:p text:style-name="Preformatted_20_Text"/>
      <text:p text:style-name="Preformatted_20_Text"><text:s text:c="23"/>[left <text:s/>peak meter should read <text:s/>+2.50 dB (K-20)]</text:p>
      <text:p text:style-name="Preformatted_20_Text"><text:s text:c="23"/>[right peak meter should read <text:s/>+0.57 dB (K-20)]</text:p>
      <text:p text:style-name="Preformatted_20_Text"/>
      <text:p text:style-name="Preformatted_20_Text"><text:s text:c="23"/>[left <text:s/>maximum peak should read <text:s/>+2.50 dB (K-20)]</text:p>
      <text:p text:style-name="Preformatted_20_Text"><text:s text:c="23"/>[right maximum peak should read <text:s/>+0.57 dB (K-20)]</text:p>
      <text:p text:style-name="Preformatted_20_Text"/>
      <text:p text:style-name="Preformatted_20_Text">00:21.000 - 00:23.000 <text:s/>silence</text:p>
      <text:p text:style-name="Preformatted_20_Text">00:23.000 - 00:28.000 <text:s/>square wave (1111 Hz, <text:s/>-8.3 dB FS peak)</text:p>
      <text:p text:style-name="Preformatted_20_Text"/>
      <text:p text:style-name="Preformatted_20_Text"><text:s text:c="23"/>[left <text:s/>peak meter should read +11.70 dB (K-20)]</text:p>
      <text:p text:style-name="Preformatted_20_Text"><text:s text:c="23"/>[right peak meter should read <text:s/>+9.77 dB (K-20)]</text:p>
      <text:p text:style-name="Preformatted_20_Text"/>
      <text:p text:style-name="Preformatted_20_Text"><text:s text:c="23"/>[left <text:s/>maximum peak should read +11.70 dB (K-20)]</text:p>
      <text:p text:style-name="Preformatted_20_Text"><text:s text:c="23"/>[right maximum peak should read <text:s/>+9.77 dB (K-20)]</text:p>
      <text:p text:style-name="Preformatted_20_Text"/>
      <text:p text:style-name="Preformatted_20_Text">00:28.000 - 00:30.000 <text:s/>silence</text:p>
      <text:p text:style-name="Preformatted_20_Text">00:30.000 - 00:35.000 <text:s/>square wave (1501 Hz, <text:s/>-0.1 dB FS peak)</text:p>
      <text:p text:style-name="Preformatted_20_Text"/>
      <text:p text:style-name="Preformatted_20_Text"><text:s text:c="23"/>[left <text:s/>peak meter should read +19.90 dB (K-20)]</text:p>
      <text:p text:style-name="Preformatted_20_Text"><text:s text:c="23"/>[right peak meter should read +17.97 dB (K-20)]</text:p>
      <text:p text:style-name="Preformatted_20_Text"/>
      <text:p text:style-name="Preformatted_20_Text"><text:s text:c="23"/>[left <text:s/>maximum peak should read +19.90 dB (K-20)]</text:p>
      <text:p text:style-name="Preformatted_20_Text"><text:s text:c="23"/>[right maximum peak should read +17.97 dB (K-20)]</text:p>
      <text:p text:style-name="P9">00:35.000 - 00:37.000 <text:s/>silence</text:p>
      <text:p text:style-name="Preformatted_20_Text">00:37.000 - 00:42.000 <text:s/>square wave (2890 Hz, -36.0 dB FS peak)</text:p>
      <text:p text:style-name="Preformatted_20_Text"/>
      <text:p text:style-name="Preformatted_20_Text"><text:s text:c="23"/>[left <text:s/>peak meter should read -16.00 dB (K-20)]</text:p>
      <text:p text:style-name="Preformatted_20_Text"><text:s text:c="23"/>[right peak meter should read -17.93 dB (K-20)]</text:p>
      <text:p text:style-name="Preformatted_20_Text"/>
      <text:p text:style-name="Preformatted_20_Text"><text:s text:c="23"/>[left <text:s/>maximum peak should read +19.90 dB (K-20)]</text:p>
      <text:p text:style-name="Preformatted_20_Text"><text:s text:c="23"/>[right maximum peak should read +17.97 dB (K-20)]</text:p>
      <text:p text:style-name="Preformatted_20_Text"/>
      <text:p text:style-name="Preformatted_20_Text">00:42.000 - 00:44.000 <text:s/>silence</text:p>
      <text:p text:style-name="Preformatted_20_Text">00:44.000 - 00:49.000 <text:s/>square wave (4190 Hz, -69.5 dB FS peak)</text:p>
      <text:p text:style-name="Preformatted_20_Text"/>
      <text:p text:style-name="Preformatted_20_Text"><text:s text:c="23"/>[left <text:s/>peak meter should read -49.50 dB (K-20)]</text:p>
      <text:p text:style-name="Preformatted_20_Text"><text:s text:c="23"/>[right peak meter should read -51.43 dB (K-20)]</text:p>
      <text:p text:style-name="Preformatted_20_Text"/>
      <text:p text:style-name="Preformatted_20_Text"><text:s text:c="23"/>[left <text:s/>maximum peak should read +19.90 dB (K-20)]</text:p>
      <text:p text:style-name="Preformatted_20_Text"><text:s text:c="23"/>[right maximum peak should read +17.97 dB (K-20)]</text:p>
      <text:p text:style-name="Preformatted_20_Text"/>
      <text:p text:style-name="Preformatted_20_Text">00:49.000 - 00:51.000 <text:s/>silence</text:p>
      <text:p text:style-name="Preformatted_20_Text">00:51.000 - 00:56.000 <text:s/>square wave (8345 Hz, -85.0 dB FS peak)</text:p>
      <text:p text:style-name="Preformatted_20_Text"/>
      <text:p text:style-name="P1"><text:s text:c="23"/>(it seems like I have driven Sound Forge's test</text:p>
      <text:p text:style-name="P1"><text:s text:c="24"/>tone generator to its limits -- the peak level</text:p>
      <text:p text:style-name="P1"><text:s text:c="24"/>meter readings given below have been measured</text:p>
      <text:p text:style-name="P1"><text:s text:c="24"/>using the "Statistics" dialog in Sound Forge)</text:p>
      <text:p text:style-name="P1"/>
      <text:p text:style-name="Preformatted_20_Text"><text:s text:c="23"/>[left <text:s/>peak meter should read -65.05 dB (K-20)]</text:p>
      <text:p text:style-name="Preformatted_20_Text"><text:s text:c="23"/>[right peak meter should read -66.99 dB (K-20)]</text:p>
      <text:p text:style-name="Preformatted_20_Text"/>
      <text:p text:style-name="Preformatted_20_Text"><text:s text:c="23"/>[left <text:s/>maximum peak should read +19.90 dB (K-20)]</text:p>
      <text:p text:style-name="Preformatted_20_Text"><text:s text:c="23"/>[right maximum peak should read +17.97 dB (K-20)]</text:p>
      <text:p text:style-name="Preformatted_20_Text"/>
      <text:p text:style-name="Preformatted_20_Text">00:56.000 - 00:59.000 <text:s/>silence</text:p>
      <text:p text:style-name="Preformatted_20_Text"/>
      <text:p text:style-name="Preformatted_20_Text"/>
      <text:p text:style-name="P4">Validation settings</text:p>
      <text:p text:style-name="P4">===================</text:p>
      <text:p text:style-name="Preformatted_20_Text">File: <text:s text:c="4"/>peak_meter.flac</text:p>
      <text:p text:style-name="P4">Host SR: <text:s/>44 100 Hz</text:p>
      <text:p text:style-name="P6">Channel: <text:s/><text:span text:style-name="T1">RMS: </text:span>All,<text:span text:style-name="T1"> ITU-R: 1</text:span></text:p>
      <text:p text:style-name="Preformatted_20_Text">Display: <text:s/>[x] Peak meter level</text:p>
      <text:p text:style-name="P10"><text:s text:c="10"/>[ ] <text:span text:style-name="T7">True p</text:span>eak meter level</text:p>
      <text:p text:style-name="P10"><text:s text:c="10"/>[ ] Average meter level</text:p>
      <text:p text:style-name="P7"><text:s text:c="10"/>[x] Maximum peak level</text:p>
      <text:p text:style-name="P10"><text:s text:c="10"/>[ ] Max. <text:span text:style-name="T8">true </text:span>peak level</text:p>
      <text:p text:style-name="P10"><text:s text:c="10"/>[ ] Stereo meter value</text:p>
      <text:p text:style-name="Preformatted_20_Text"><text:s text:c="10"/>[ ] Phase correl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08-06T16:59:53.655358714</dc:date>
    <dc:creator>Martin Zuther</dc:creator>
    <meta:editing-duration>PT18M31S</meta:editing-duration>
    <meta:editing-cycles>30</meta:editing-cycles>
    <meta:document-statistic meta:table-count="0" meta:image-count="0" meta:object-count="0" meta:page-count="2" meta:paragraph-count="74" meta:word-count="546" meta:character-count="4388" meta:non-whitespace-character-count="2966"/>
  </office:meta>
</office:document-meta>
</file>